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15%"/>
      <style:text-properties fo:font-size="14pt"/>
    </style:style>
    <style:style style:name="P2" style:family="paragraph" style:parent-style-name="Text_20_body">
      <style:paragraph-properties fo:line-height="115%" fo:text-align="center" style:justify-single-word="false"/>
      <style:text-properties fo:font-size="14pt"/>
    </style:style>
    <style:style style:name="P3" style:family="paragraph" style:parent-style-name="Text_20_body">
      <style:paragraph-properties fo:line-height="115%"/>
      <style:text-properties fo:font-size="14pt" officeooo:rsid="00138200" officeooo:paragraph-rsid="00138200"/>
    </style:style>
    <style:style style:name="P4" style:family="paragraph" style:parent-style-name="Text_20_body">
      <style:paragraph-properties fo:line-height="115%"/>
      <style:text-properties fo:font-size="14pt" officeooo:rsid="0014a37f" officeooo:paragraph-rsid="0014a37f"/>
    </style:style>
    <style:style style:name="P5" style:family="paragraph" style:parent-style-name="Text_20_body">
      <style:paragraph-properties fo:line-height="115%"/>
    </style:style>
    <style:style style:name="P6" style:family="paragraph" style:parent-style-name="Text_20_body">
      <style:paragraph-properties fo:margin-left="1.27cm" fo:margin-right="0cm" fo:line-height="115%" fo:text-indent="-0.635cm" style:auto-text-indent="false"/>
    </style:style>
    <style:style style:name="P7" style:family="paragraph" style:parent-style-name="Text_20_body">
      <style:paragraph-properties fo:margin-left="0.635cm" fo:margin-right="0cm" fo:line-height="115%" fo:text-indent="0cm" style:auto-text-indent="false"/>
      <style:text-properties fo:font-size="14pt"/>
    </style:style>
    <style:style style:name="P8" style:family="paragraph" style:parent-style-name="Text_20_body">
      <style:paragraph-properties fo:margin-left="0.635cm" fo:margin-right="0cm" fo:line-height="115%" fo:text-indent="0cm" style:auto-text-indent="false"/>
      <style:text-properties fo:font-size="14pt" officeooo:paragraph-rsid="0014a37f"/>
    </style:style>
    <style:style style:name="P9" style:family="paragraph" style:parent-style-name="Text_20_body">
      <style:paragraph-properties fo:margin-left="0.635cm" fo:margin-right="0cm" fo:line-height="115%" fo:text-indent="0cm" style:auto-text-indent="false"/>
      <style:text-properties fo:font-size="14pt" officeooo:rsid="00138200" officeooo:paragraph-rsid="00138200"/>
    </style:style>
    <style:style style:name="P10" style:family="paragraph" style:parent-style-name="Text_20_body">
      <style:paragraph-properties fo:margin-left="0.635cm" fo:margin-right="0cm" fo:line-height="115%" fo:text-indent="0cm" style:auto-text-indent="false"/>
      <style:text-properties fo:font-size="14pt" officeooo:rsid="0014a37f" officeooo:paragraph-rsid="0014a37f"/>
    </style:style>
    <style:style style:name="P11" style:family="paragraph" style:parent-style-name="Text_20_body">
      <style:paragraph-properties fo:margin-left="0.635cm" fo:margin-right="0cm" fo:line-height="115%" fo:text-indent="0cm" style:auto-text-indent="false"/>
    </style:style>
    <style:style style:name="P12" style:family="paragraph" style:parent-style-name="Text_20_body">
      <style:paragraph-properties fo:margin-left="1.905cm" fo:margin-right="0cm" fo:line-height="115%" fo:text-indent="-0.635cm" style:auto-text-indent="false"/>
    </style:style>
    <style:style style:name="P13" style:family="paragraph" style:parent-style-name="Text_20_body">
      <style:paragraph-properties fo:margin-left="1.27cm" fo:margin-right="0cm" fo:line-height="115%" fo:text-indent="-0.635cm" style:auto-text-indent="false"/>
      <style:text-properties fo:font-size="14pt"/>
    </style:style>
    <style:style style:name="P14" style:family="paragraph" style:parent-style-name="Text_20_body">
      <style:paragraph-properties fo:margin-left="0.635cm" fo:margin-right="0cm" fo:line-height="115%" fo:text-indent="0cm" style:auto-text-indent="false"/>
      <style:text-properties fo:font-size="14pt" officeooo:rsid="00176bd6" officeooo:paragraph-rsid="00176bd6"/>
    </style:style>
    <style:style style:name="T1" style:family="text">
      <style:text-properties fo:font-variant="normal" fo:text-transform="none" fo:font-size="14pt"/>
    </style:style>
    <style:style style:name="T2" style:family="text">
      <style:text-properties fo:font-size="14pt"/>
    </style:style>
    <style:style style:name="T3" style:family="text">
      <style:text-properties fo:font-size="14pt" officeooo:rsid="001059f7"/>
    </style:style>
    <style:style style:name="T4" style:family="text">
      <style:text-properties fo:font-size="14pt" officeooo:rsid="0014a37f"/>
    </style:style>
    <style:style style:name="T5" style:family="text">
      <style:text-properties officeooo:rsid="001059f7"/>
    </style:style>
    <style:style style:name="T6" style:family="text">
      <style:text-properties officeooo:rsid="0010f98d"/>
    </style:style>
    <style:style style:name="T7" style:family="text">
      <style:text-properties officeooo:rsid="00127038"/>
    </style:style>
    <style:style style:name="T8" style:family="text">
      <style:text-properties officeooo:rsid="00138200"/>
    </style:style>
    <style:style style:name="T9" style:family="text">
      <style:text-properties officeooo:rsid="0014a37f"/>
    </style:style>
    <style:style style:name="T10" style:family="text">
      <style:text-properties officeooo:rsid="00168685"/>
    </style:style>
    <style:style style:name="T11" style:family="text">
      <style:text-properties officeooo:rsid="0017ae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wendal BRETON Ts5</text:p>
      <text:p text:style-name="P2">Les logiciels libres , ouverts</text:p>
      <text:p text:style-name="P1">Intro :</text:p>
      <text:p text:style-name="P1"><text:span text:style-name="T5">Grâce</text:span> aux nouvelles lois , la <text:span text:style-name="T5">définition</text:span> d’un logiciel libre a été modifier et affiner, et les logiciels utilises par <text:span text:style-name="T5">l'état</text:span> ont été aussi changer .</text:p>
      <text:p text:style-name="P1">Mais les logiciels n’ont pas toujours été libres et l’histoire de l’open source ne s’est pas faite en un instant . De plus la <text:span text:style-name="T5">définition</text:span> du <text:span text:style-name="T5">logiciel</text:span> libre prend en compte <text:span text:style-name="T5">interopérabilité</text:span> <text:span text:style-name="T5">très</text:span> utile dans les logiciels .</text:p>
      <text:p text:style-name="P1"><text:span text:style-name="T5">Problématique</text:span> :</text:p>
      <text:p text:style-name="P1">Qu’est ce qu’un logiciel libre et comment sont ils arrives sur internet ?</text:p>
      <text:p text:style-name="P5"> </text:p>
      <text:p text:style-name="P1">Plan : </text:p>
      <text:p text:style-name="P6"><text:span text:style-name="T2">1)</text:span><text:span text:style-name="T1">    </text:span><text:span text:style-name="T2">Histoire des </text:span><text:span text:style-name="T3">logiciels</text:span><text:span text:style-name="T2"> libres </text:span></text:p>
      <text:p text:style-name="P7">a)Au <text:span text:style-name="T5">début</text:span> des logiciels </text:p>
      <text:p text:style-name="P8">b)<text:span text:style-name="T9">Développement des logiciels libres</text:span></text:p>
      <text:p text:style-name="P7">2) Les logiciels libres <text:span text:style-name="T9">et </text:span><text:s/><text:span text:style-name="T9">l’interopérabilité</text:span></text:p>
      <text:p text:style-name="P11"><text:span text:style-name="T2">3) Les licences <text:s/>GNU GPL </text:span><text:span text:style-name="T4">et les</text:span><text:span text:style-name="T2"> Licences </text:span><text:span text:style-name="T3">françaises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6"><text:span text:style-name="T2">1)</text:span><text:span text:style-name="T1">    </text:span><text:span text:style-name="T2">Histoire des logiciels libres </text:span></text:p>
      <text:p text:style-name="P12"><text:span text:style-name="T2">a)</text:span><text:span text:style-name="T1">     </text:span><text:span text:style-name="T2">Au </text:span><text:span text:style-name="T3">début</text:span><text:span text:style-name="T2"> des logiciels </text:span></text:p>
      <text:p text:style-name="P1">Au <text:span text:style-name="T5">début</text:span> des <text:span text:style-name="T5">années</text:span> 1960 les logiciels <text:span text:style-name="T5">n'étaient</text:span> pas libres et <text:span text:style-name="T5">interopérabilité</text:span> n’était possible qu’entre les <text:span text:style-name="T5">memes</text:span> machines .</text:p>
      <text:p text:style-name="P1">Puis en 1970 , sont apparu deux projets :</text:p>
      <text:p text:style-name="P1">Le premier est celui d’un <text:span text:style-name="T5">réseau</text:span> longue distance qui a permis l’apparition du mail et du transfert de fichiers ;</text:p>
      <text:p text:style-name="P1">Le <text:span text:style-name="T5">deuxième</text:span> est le système d’exploitation aussi <text:span text:style-name="T5">appelé</text:span> OS , avec <text:span text:style-name="T5">UNIX</text:span>  . Il était open source des le <text:span text:style-name="T5">départ</text:span> car les informaticiens programmaient comme <text:span text:style-name="T5">ça</text:span> naturellement .</text:p>
      <text:p text:style-name="P1">Puis en 1980 , les <text:span text:style-name="T6">éditeurs</text:span> de logiciel ont voulu fermer et se <text:span text:style-name="T6">réapproprier</text:span> les codes sources <text:span text:style-name="T6">grâce</text:span> a la licence BSD .</text:p>
      <text:p text:style-name="P1">En 1984 , Richard Stallman <text:span text:style-name="T6">décide</text:span> de faire un <text:span text:style-name="T6">Free</text:span> software avec la licence GNU GPL qui modifient les droits et obligations relatives aux logiciels .</text:p>
      <text:p text:style-name="P5"> </text:p>
      <text:p text:style-name="P7">b)<text:span text:style-name="T9">Développement des logiciels libres</text:span></text:p>
      <text:p text:style-name="P1">Le logiciel libre <text:span text:style-name="T8">et le logiciel open source</text:span> <text:span text:style-name="T8">permettent</text:span> <text:span text:style-name="T6">d'accéder</text:span> au code source afin <text:span text:style-name="T6">d’étudier</text:span> son fonctionnement ,mais aussi la liberté de <text:span text:style-name="T6">l’exécuter</text:span> et de le modifier .</text:p>
      <text:p text:style-name="P1">On peut aussi le partager et partager les <text:span text:style-name="T6">améliorations</text:span> qu’on apporte <text:span text:style-name="T7">pour en faire profiter la communauté </text:span>.</text:p>
      <text:p text:style-name="P3">La différence entre logiciel libre et open source tient sur le fait que l’on ne peut pas revendre un logiciel open source . </text:p>
      <text:p text:style-name="P4">Un logiciel libre est un moyen de collaboration et d’échanges simple d’une idée. </text:p>
      <text:p text:style-name="P1">Pour <text:span text:style-name="T6">développer</text:span> une <text:span text:style-name="T6">application</text:span> il existe des environnements de travail collaboratif . ils permettent <text:span text:style-name="T6">d’accéder</text:span> a des outils pour la gestion des bugs , améliorations  et la gestion des taches de <text:span text:style-name="T6">développement</text:span> et des outils de communications.</text:p>
      <text:p text:style-name="P1">Il existe <text:span text:style-name="T6">sourceForge</text:span> , bugzilla <text:span text:style-name="T9">qui est associé au logiciel libre</text:span> <text:span text:style-name="T6">Mozilla</text:span> , et <text:s text:c="178"/><text:span text:style-name="T6">libreSource .</text:span></text:p>
      <text:p text:style-name="P1">Les consortium <text:span text:style-name="T6">permettent</text:span> aux utilisateurs et aux <text:span text:style-name="T6">développeurs</text:span> <text:span text:style-name="T6">d’échanger</text:span> leurs idées sur un logiciel pour qu’il soit vraiment adapté aux besoins . On peut citer objectweb ou encore Scilab qui permet d’avoir des services et une <text:span text:style-name="T6">sécurité</text:span> juridique.</text:p>
      <text:p text:style-name="P1"><text:soft-page-break/></text:p>
      <text:p text:style-name="P1">2) Les logiciels libres <text:span text:style-name="T6">aujourd’hui et l’interopérabilité</text:span></text:p>
      <text:p text:style-name="P7">L’administration publique commence a chercher des solutions open source pour des raisons <text:span text:style-name="T6">d'interopérabilité</text:span> et de standardisation des logiciels.</text:p>
      <text:p text:style-name="P7">L’AFUL sollicite les pouvoirs publiques pour qu’ils garantissent la <text:span text:style-name="T11">pérennité</text:span> des logiciels libres <text:span text:style-name="T11">et des solutions on été trouvé</text:span>:</text:p>
      <text:p text:style-name="P7">- <text:span text:style-name="T5">le format open office a été banni dans l'état , les services publiques et les collectivités territoriales ;</text:span></text:p>
      <text:p text:style-name="P7">- <text:span text:style-name="T5">le format openDocument est privilégié avec le logiciel libre et interopérable libreOffice ;</text:span></text:p>
      <text:p text:style-name="P7">- <text:span text:style-name="T5">une nouvelle définition de l'interopérabilité est donné :</text:span></text:p>
      <text:p text:style-name="P7">L’interopérabilité est la capacité que possède un produit ou un système, dont les interfaces sont intégralement connues, à fonctionner avec d'autres produits ou systèmes existants ou futurs et ce sans restriction d'accès ou de mise en œuvre. </text:p>
      <text:p text:style-name="P10">Même si l’interopérabilité est encore contesté a cause de la pérennité de<text:span text:style-name="T10">s logiciels , de leur qualité et de leur sécurité juridique qui n’est pas obligatoire dans un logiciel libre.</text:span></text:p>
      <text:p text:style-name="P9"><text:a xlink:type="simple" xlink:href="https://interstices.info/jcms/c_14658/le-logiciel-libre-et-ouvert-revolution-ou-evolution" text:style-name="Internet_20_link" text:visited-style-name="Visited_20_Internet_20_Link">https://interstices.info/jcms/c_14658/le-logiciel-libre-et-ouvert-revolution-ou-evolution</text:a></text:p>
      <text:p text:style-name="P9"><text:a xlink:type="simple" xlink:href="https://fr.wikipedia.org/wiki/Logiciel_libre" text:style-name="Internet_20_link" text:visited-style-name="Visited_20_Internet_20_Link">https://fr.wikipedia.org/wiki/Logiciel_libre</text:a></text:p>
      <text:p text:style-name="P9"><text:a xlink:type="simple" xlink:href="https://fr.wikipedia.org/wiki/Open_source" text:style-name="Internet_20_link" text:visited-style-name="Visited_20_Internet_20_Link">https://fr.wikipedia.org/wiki/Open_source</text:a></text:p>
      <text:p text:style-name="P14"><text:a xlink:type="simple" xlink:href="http://www.commentcamarche.net/faq/4626-mythe-logiciel-libre-logiciel-open-source" text:style-name="Internet_20_link" text:visited-style-name="Visited_20_Internet_20_Link">http://www.commentcamarche.net/faq/4626-mythe-logiciel-libre-logiciel-open-source</text:a></text:p>
      <text:p text:style-name="P14"><text:a xlink:type="simple" xlink:href="https://aful.org/nouvelles/aful-salue-nouvelle-mouture-rgi-participe-appel-commentaires" text:style-name="Internet_20_link" text:visited-style-name="Visited_20_Internet_20_Link">https://aful.org/nouvelles/aful-salue-nouvelle-mouture-rgi-participe-appel-commentaires</text:a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5:14:12.214000000</meta:creation-date>
    <dc:date>2017-04-05T18:37:05.310000000</dc:date>
    <meta:editing-duration>PT10M22S</meta:editing-duration>
    <meta:editing-cycles>6</meta:editing-cycles>
    <meta:generator>LibreOffice/5.3.1.2$Windows_x86 LibreOffice_project/e80a0e0fd1875e1696614d24c32df0f95f03deb2</meta:generator>
    <meta:document-statistic meta:table-count="0" meta:image-count="0" meta:object-count="0" meta:page-count="3" meta:paragraph-count="44" meta:word-count="589" meta:character-count="4131" meta:non-whitespace-character-count="3382"/>
  </office:meta>
</office:document-meta>
</file>